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ógica Modal.</text:p>
      <text:p text:style-name="Standard"/>
      <text:p text:style-name="P1"><text:s text:c="6"/>\hspace{0.5cm} Nesta seção apresentarei a lógica modal baseada na lógica proposicional. Mas primeiramente, o que é lógica modal? Lógica modal é o estudo das proposições modais e as relações lógicas entre elas. Proposições modais são proposições que enunciam a maneira com que o predicado convém ao sujeito. Exemplos de proposições modais:\\</text:p>
      <text:p text:style-name="P1"><text:tab/>\hspace{0.8cm}É possível que irá chover amanhã.\\</text:p>
      <text:p text:style-name="P1"><text:tab/>\hspace{0.8cm}É possível para seres humanos viajarem até marte.\\</text:p>
      <text:p text:style-name="P1"><text:tab/>\hspace{0.8cm}Necessariamente está(é necessário que esteja) chovendo aqui agora ou não.\\</text:p>
      <text:p text:style-name="P1"><text:s text:c="7"/>\hspace{0.5cm}Usarei aqui os dois operadores modais necessidade e possibilidade. Quando uma asserção usa o operador da necessidade, ela é necessariamente verdadeira, ou seja, não existe um mundo, situação ou estado em que ela seja falsa. Por outro lado , uma asserção pode ser possível, ou seja, existe pelo menos um mundo, <text:s/>situação ou estado em que a asserção é verdadeira e podendo haver outras em que ela seja falsa. \\</text:p>
      <text:p text:style-name="P1"><text:s text:c="7"/>\hspace{0.5cm} O operador modal da necessidade aqui será o $\Box$, logo sendo uma fórmula $\varphi$, $\Box$$\varphi$ é uma nova fórmula que se lê $\varphi$ necessário, cuja fórmula é necessariamente verdadeira. O operador modal para possibilidade é o $\Diamond$, daí seguindo o mesmo raciocínio, temos $\Diamond$$\varphi$ como uma nova fórmula tal que a asserção possui leitura $\varphi$ possível.\\</text:p>
      <text:p text:style-name="P1"><text:s text:c="5"/>\hspace{0.5cm} <text:s text:c="3"/>A lógica modal serve como base para outras lógicas, e consequentemente, possui interpretações diferentes para os símbolos modais já determinados, <text:s/>ou como em alguns casos, um acréscimo de seus operadores modais. Cito aqui alguns exemplos para lógicas com base na lógica modal:\\</text:p>
      <text:p text:style-name="P1"><text:s text:c="9"/>\hspace{0.8cm} Lógica temporal, que é uma lógica que representa a veracidade das proposições com o passar do tempo, ou seja, uma asserção pode ser sempre verdadeira no futuro, ou alguma vez no futuro. A saber, temos o operador $\Box$, como o representante de “sempre no futuro” e o operador $\Diamond$ como o operador de “alguma vez no futuro”</text:p>
      <text:p text:style-name="P1"><text:s text:c="7"/>\hspace{0.8cm} Lógica doêntica, que é a lógica conhecida como lógica das obrigações e permissões. Neste caso, temos o operador modal $\Box$ representando uma asserção obrigatória, e temos o operador $\Diamond$ representando a asserção que é permitida.</text:p>
      <text:p text:style-name="P1"><text:s text:c="10"/>\hspace{0.8cm} A lógica epistêmica, também conhecida como a lógica do conhecimento, é uma lógica em que os símbolos modais são interpretados da seguinte forma: $\Box$ representa a asserção que é conhecida, ou seja, um agente i sabe $\varphi$, que tem expressão na forma de $\Box$$_{i}$$\varphi$. Similarmente, um agente i acredita <text:s/>em $\varphi$, cuja expressão equivale a $\Diamond$$_{i}$$\varphi$. Os símbolos modais <text:s/>$\Box$ e $\Diamond$costumeiramente são substituídos por K e B respectivamente. K vem do inglês Knowledge (conhecimento) e B de Belief (crença,acreditar).</text:p>
      <text:p text:style-name="P1"/>
      <text:p text:style-name="P1">Sintaxe:</text:p>
      <text:p text:style-name="P1"/>
      <text:p text:style-name="P1"><text:s text:c="10"/>\indent Agora vou introduzir a sintaxe usada pela lógica modal proposicional. Irei fazê-lo em dois passos: o primeiro é a definição do alfabeto e depois a linguagem modal induzida pelo alfabeto modal sobre o conjunto P.\\</text:p>
      <text:p text:style-name="P1"><text:s text:c="14"/>\indent Seja P um conjunto não-vazio de fórmulas atômicas que pode ser <text:s/>finito para um n qualquer tal que P = {p$_{1}$,p$_{2}$,p$_{3}$,...,p$_{n}$} ou infinito tal que P = {p$_{i}$,p$_{i+1}$,...}, para i $\geq$ 1, sendo que o mais importante é que os membros de P possam ser enumerados. Então temos como sintaxe da lógica modal:\\</text:p>
      <text:p text:style-name="P1">\indent Qualquer que seja p$_{i}$, tal que p{i}}$\in$P, para <text:s/>i $\geq$ 1.\\</text:p>
      <text:p text:style-name="P1">\indent O simbolo da contradição $\perp$.\\</text:p>
      <text:p text:style-name="P1">\\indent Operadores lógicos binários : $\rightarrow$,$\vee$,$\land$, sendo implicação, disjunção e conjunção respectivamente.\\</text:p>
      <text:p text:style-name="P1">\\indent Os operadores modais $\Box$(necessidade) e $\Diamond$(possibilidade).\\</text:p>
      <text:p text:style-name="P1"><text:soft-page-break/>\indent Os símbolos auxiliares (,).\\</text:p>
      <text:p text:style-name="P1">\indent Operador unário de negação $\neg$.\\</text:p>
      <text:p text:style-name="P1"><text:s text:c="13"/>Agora apresento a definição da linguagem modal induzida pelo alfabeto modal sobre o conjunto de fórmulas atômicas P. Seja FormM o cojunto de fórmulas da lógica modal, temos: \\</text:p>
      <text:p text:style-name="P1">p$_{i}$ $\in$ FormM para qualquer pi $\in$ P, <text:s/>i $\geq$ 1.\\</text:p>
      <text:p text:style-name="P1">$\perp$ $\in$ FormM.\\</text:p>
      <text:p text:style-name="P1">Seja as fórmulas: ($\varphi$ $\rightarrow$ $\varphi$'), ($\varphi$ $\land$ $\varphi$'), ($\varphi$ $\vee$ $\varphi$), $\Box$$\varphi$, $\Diamond$$\varphi$. Todas essas fórmulas pertencem a FormM, quaisquer que sejam $\varphi$, $\varphi$'.\\ </text:p>
      <text:p text:style-name="P1"/>
      <text:p text:style-name="P1">Semantica.</text:p>
      <text:p text:style-name="P1"/>
      <text:p text:style-name="P1"><text:s text:c="15"/>Primeiramente irei apresentar o modelo de kripke para apresentar a semântica. Um modelo de Krikpe é uma tupla representada por (S,$\Pi$,R) onde:\\</text:p>
      <text:p text:style-name="P1">\indent S é um conjunto não-vazio de estados ou mundos ou situações. Aqui tratarei como estados.\\</text:p>
      <text:p text:style-name="P1">\indent $\Pi$ é uma função que atribui verdade ou falso para os átomos por estado. Aqui trataremos verdade ou falso como v ou f respectivamente.\\</text:p>
      <text:p text:style-name="P1">\indent S $\rightarrow$ (p $\rightarrow$ (v,f)).\\</text:p>
      <text:p text:style-name="P1">R: Relacionamento ou possibilidades entre os estados. Seja Ri $\subseteq$ SxS onde (i=1,...,m).\\</text:p>
      <text:p text:style-name="P1"><text:s text:c="11"/>Um mundo de kripke w consiste em uma tupla representada por um modelo de kripke e um estado s. O termo (s,t) $\in$ R$_{i}$ é interpretado da seguinte forma: Em um mundo (M,s), o agente i considera o mundo (M,t) como um mundo possível. A relação entre s e t será tratada aqui como R(s,t).\\</text:p>
      <text:p text:style-name="P1"/>
      <text:p text:style-name="P1">Satisfatibilidade:</text:p>
      <text:p text:style-name="P1"/>
      <text:p text:style-name="P1"><text:s text:c="14"/>Seja um mundo w = (M,s), s $\in$ S. A representação da satisfação de $\varphi$ $\in$ FormM por um mundo w, é denotado por:\\</text:p>
      <text:p text:style-name="P1"><text:s text:c="20"/>M,s $\vDash$ $\varphi$\\</text:p>
      <text:p text:style-name="P1"><text:s/>e segui-se indutivamente as definições:\\</text:p>
      <text:p text:style-name="P1">M,s $\vDash$ p $\leftrightarrow$ $\Pi$(s)(p) = v para p {pertence) P.\\</text:p>
      <text:p text:style-name="P1">M,s $\vDash$ $\varphi$ $\land$ $\varphi$' $\leftrightarrow$ M,s $\vDash$ $\varphi$ e M,s $\vDash$ $\varphi$'.\\</text:p>
      <text:p text:style-name="P1">M,s {satisfaz) $\varphi$ $\vee$ $\varphi$' $\leftrightarrow$ M,s $\vDash$ $\varphi$ ou M,s $\vDash$ $\varphi$'.\\</text:p>
      <text:p text:style-name="P1">M,s $\vDash$ $\varphi$ $\rightarrow$ $\varphi$' $\leftrightarrow$ M,s $\nvDash$ <text:s/>$\varphi$ e M,s $\vDash$ $\varphi$' \footnote{definição alternativa: se M,s $\vDash$ $\varphi$, então M,s $\vDash$ $\varphi$'}. \\</text:p>
      <text:p text:style-name="P1">M,s $\vDash$ $\neg$ $\varphi$ $\leftrightarrow$ M,s $\nvDash$ $\varphi$.\\</text:p>
      <text:p text:style-name="P1">M,s $\vDash$ $\Box$ $\varphi$ se para cada M,t $\vDash$ $\varphi$, para t $\in$ S tal que </text:p>
      <text:p text:style-name="P1">R(s,t).\\</text:p>
      <text:p text:style-name="P1">M,s $\vDash$ $\Diamond$$\varphi$ se existe t, tal que M,t $\vDash$ $\varphi$ e R(s,t).\footnote{Quando digo R(s,t), afirmo que há uma relação de possibilidade do mundo s ao mundo t}.\\</text:p>
      <text:p text:style-name="P1">M $\vDash$ $\varphi$ se M,s $\vDash$ $\varphi$ para todo s $\in$ S. Dizemos que M é um modelo para $\varphi$.\\</text:p>
      <text:p text:style-name="P1">$\vDash$ $\varphi$ ($\varphi$ é válido) se M $\vDash$ $\varphi$ para todo M.\\</text:p>
      <text:p text:style-name="P1"/>
      <text:p text:style-name="P1">“ $\varphi$ é satisfatível $\leftrightarrow$ $\nvDash$ $\neg$$\varphi$”.\\</text:p>
      <text:p text:style-name="P1"/>
      <text:p text:style-name="P1">Prova:\\</text:p>
      <text:p text:style-name="P1">$\Longrightarrow$\\</text:p>
      <text:p text:style-name="P1"><text:soft-page-break/>Por hipótese, $\varphi$ é satisfatível. Logo existe um mundo w, onde w = (M,s), M um modelo qualquer e s um estado qualquer tal que s$\in$ S e S$\subseteq$ M, M,s $\vDash$ $\varphi$.\\</text:p>
      <text:p text:style-name="P1">Por contradição, suponha que $\vDash$ $\neg$$\varphi$, então para todo M, M $\vDash$ $\varphi$. Daí temos que existe um mundo w$_{1}$ = (M$_{1}$,t) tal que M$_{1}$,t $\vDash$ $\neg$ $\varphi$. Mas aí há uma contradição pois, por hipótese temos um mundo w tal que M,s $\vDash$ $\varphi$. Logo $\nvDash$ $\varphi$.\\</text:p>
      <text:p text:style-name="P1">$\Longleftarrow$ \\</text:p>
      <text:p text:style-name="P1"/>
      <text:p text:style-name="P1">Por hipótese, temos que $\nvDash$$\neg${$\varphi$}. Logo, não existe mundo w = (M,s), M um modelo qualquer e s um estado qualquer tal que que M,s $\vDash$ $\varphi$. Por contradição, suponha que $\varphi$ é insatisfatível. Então, para todo M, M $\nvDash$ $\varphi$, ou seja, não existe um mundo w, w= (M,t), t $\in$ S, S$\subseteq$ M, tal que M,t $\vDash$ $\varphi$. Então temos que M,t $\nvDash$ $\varphi$. Contradição, pois, pela definição, se M,t $\nvDash$ $\varphi$ $\leftrightarrow$ M,t $\vDash$ $\neg$ $\varphi$. </text:p>
      <text:p text:style-name="P1"/>
      <text:p text:style-name="P1"/>
      <text:p text:style-name="P1"/>
      <text:p text:style-name="P1"/>
      <text:p text:style-name="P1"><text:s text:c="18"/></text:p>
      <text:p text:style-name="P1"/>
      <text:p text:style-name="P1"/>
      <text:p text:style-name="P1"/>
      <text:p text:style-name="P1"><text:s/></text:p>
      <text:p text:style-name="P1">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ton </meta:initial-creator>
    <meta:creation-date>2013-10-26T22:44:47</meta:creation-date>
    <dc:date>2013-10-31T14:58:06</dc:date>
    <dc:creator>nilton </dc:creator>
    <meta:editing-duration>PT7H31M46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3" meta:paragraph-count="55" meta:word-count="1117" meta:character-count="7724" meta:non-whitespace-character-count="6457"/>
  </office:meta>
</office:document-meta>
</file>